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paragraph-rsid="0005f7a2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rsid="0005f7a2" officeooo:paragraph-rsid="0005f7a2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officeooo:rsid="0005f7a2"/>
    </style:style>
    <style:style style:name="T2" style:family="text">
      <style:text-properties officeooo:rsid="0006627e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w to enable git commands autocomplete feature on mac os</text:p>
      <text:p text:style-name="P2">SStep 1 : <text:s/>goto terminal</text:p>
      <text:p text:style-name="P2"><text:s text:c="8"/>put git-completion.bash script in your home directory</text:p>
      <text:p text:style-name="P2">curl https://raw.githubusercontent.com/git... -o ~/.git-completion.bash</text:p>
      <text:p text:style-name="P2"/>
      <text:p text:style-name="P2"/>
      <text:p text:style-name="P2">Step 2 : Add following line to your .bash_profile. </text:p>
      <text:p text:style-name="P2"><text:s text:c="7"/>This tells bash to run git autocomplete script if it exists</text:p>
      <text:p text:style-name="P2"/>
      <text:p text:style-name="P2">vi ~/.bash_profile</text:p>
      <text:p text:style-name="P2"/>
      <text:p text:style-name="P2">if [ -f ~/.git-completion.bash ]; then</text:p>
      <text:p text:style-name="P2"><text:s text:c="2"/>. ~/.git-completion.bash</text:p>
      <text:p text:style-name="P2">fi</text:p>
      <text:p text:style-name="P2"/>
      <text:p text:style-name="P2"/>
      <text:p text:style-name="P2">For enabling git colors</text:p>
      <text:p text:style-name="P2">————————————</text:p>
      <text:p text:style-name="P2"/>
      <text:p text:style-name="P2">Step 1 : check if colouring is already enabled</text:p>
      <text:p text:style-name="P2"><text:s text:c="2"/>terminal - git config color.ui</text:p>
      <text:p text:style-name="P2"/>
      <text:p text:style-name="P2">Step 2 : enable colouring </text:p>
      <text:p text:style-name="P2"><text:s text:c="2"/>git config --global color.ui tr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31:32.191266241</meta:creation-date>
    <dc:date>2020-10-30T22:15:57.636836086</dc:date>
    <meta:editing-duration>PT1H44M21S</meta:editing-duration>
    <meta:editing-cycles>9</meta:editing-cycles>
    <meta:generator>LibreOffice/6.4.5.2$Linux_X86_64 LibreOffice_project/40$Build-2</meta:generator>
    <meta:document-statistic meta:table-count="0" meta:image-count="0" meta:object-count="0" meta:page-count="1" meta:paragraph-count="16" meta:word-count="86" meta:character-count="588" meta:non-whitespace-character-count="494"/>
  </office:meta>
</office:document-meta>
</file>